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AMFLTemplate">
            <text:p>AMFLTemplate</text:p>
          </table:table-cell>
          <table:table-cell office:value-type="string" office:string-value="BigramTemplate">
            <text:p>BigramTemplate</text:p>
          </table:table-cell>
          <table:table-cell office:value-type="string" office:string-value="BMFLTemplate">
            <text:p>BMFLTemplate</text:p>
          </table:table-cell>
          <table:table-cell office:value-type="string" office:string-value="BracketsTemplate">
            <text:p>BracketsTemplate</text:p>
          </table:table-cell>
          <table:table-cell office:value-type="string" office:string-value="HMTemplate">
            <text:p>HMTemplate</text:p>
          </table:table-cell>
          <table:table-cell office:value-type="string" office:string-value="IdentityTemplate">
            <text:p>IdentityTemplate</text:p>
          </table:table-cell>
          <table:table-cell office:value-type="string" office:string-value="MentionsInSentenceTemplate">
            <text:p>MentionsInSentenceTemplate</text:p>
          </table:table-cell>
          <table:table-cell office:value-type="string" office:string-value="ML12Template">
            <text:p>ML12Template</text:p>
          </table:table-cell>
          <table:table-cell office:value-type="string" office:string-value="NormalizedAgeTemplate">
            <text:p>NormalizedAgeTemplate</text:p>
          </table:table-cell>
          <table:table-cell office:value-type="string" office:string-value="NormalizedWeightTemplate">
            <text:p>NormalizedWeightTemplate</text:p>
          </table:table-cell>
          <table:table-cell office:value-type="string" office:string-value="NumberMBTemplate">
            <text:p>NumberMBTemplate</text:p>
          </table:table-cell>
          <table:table-cell office:value-type="string" office:string-value="NumberWBTemplate">
            <text:p>NumberWBTemplate</text:p>
          </table:table-cell>
          <table:table-cell office:value-type="string" office:string-value="OverlappingTemplate">
            <text:p>OverlappingTemplate</text:p>
          </table:table-cell>
          <table:table-cell office:value-type="string" office:string-value="RootTypeTemplate">
            <text:p>RootTypeTemplate</text:p>
          </table:table-cell>
          <table:table-cell office:value-type="string" office:string-value="SimilarWordsTemplate">
            <text:p>SimilarWordsTemplate</text:p>
          </table:table-cell>
          <table:table-cell office:value-type="string" office:string-value="StartsWithCapitalTemplate">
            <text:p>StartsWithCapitalTemplate</text:p>
          </table:table-cell>
          <table:table-cell office:value-type="string" office:string-value="WBOTemplate">
            <text:p>WBOTemplate</text:p>
          </table:table-cell>
          <table:table-cell office:value-type="string" office:string-value="WBTemplate">
            <text:p>WBTemplate</text:p>
          </table:table-cell>
          <table:table-cell office:value-type="string" office:string-value="WMTemplate">
            <text:p>WMTemplate</text:p>
          </table:table-cell>
          <table:table-cell office:value-type="string" office:string-value="WordCountTemplate">
            <text:p>WordCountTemplate</text:p>
          </table:table-cell>
          <table:table-cell office:value-type="string" office:string-value="WordsInBetweenTemplate">
            <text:p>WordsInBetweenTemplate</text:p>
          </table:table-cell>
          <table:table-cell office:value-type="string" office:string-value="F1">
            <text:p>F1</text:p>
          </table:table-cell>
          <table:table-cell office:value-type="string" office:string-value="TotalTime">
            <text:p>TotalTime</text:p>
          </table:table-cell>
          <table:table-cell office:value-type="string" office:string-value="TrainTime">
            <text:p>TrainTime</text:p>
          </table:table-cell>
          <table:table-cell office:value-type="string" office:string-value="TestTime">
            <text:p>TestTime</text:p>
          </table:table-cell>
          <table:table-cell office:value-type="string" office:string-value="Alpha">
            <text:p>Alpha</text:p>
          </table:table-cell>
        </table:table-row>
        <table:table-row>
          <table:table-cell table:number-columns-repeated="1"/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2459677419354839">
            <text:p>0.2459677419354839</text:p>
          </table:table-cell>
          <table:table-cell office:value-type="string" office:string-value="5704860">
            <text:p>5704860</text:p>
          </table:table-cell>
          <table:table-cell office:value-type="string" office:string-value="5236626">
            <text:p>5236626</text:p>
          </table:table-cell>
          <table:table-cell office:value-type="string" office:string-value="468234">
            <text:p>468234</text:p>
          </table:table-cell>
          <table:table-cell office:value-type="string" office:string-value="0.001">
            <text:p>0.001</text:p>
          </table:table-cell>
        </table:table-row>
        <table:table-row>
          <table:table-cell table:number-columns-repeated="1"/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0.2459677419354839">
            <text:p>0.2459677419354839</text:p>
          </table:table-cell>
          <table:table-cell office:value-type="string" office:string-value="5248495">
            <text:p>5248495</text:p>
          </table:table-cell>
          <table:table-cell office:value-type="string" office:string-value="4877684">
            <text:p>4877684</text:p>
          </table:table-cell>
          <table:table-cell office:value-type="string" office:string-value="370811">
            <text:p>370811</text:p>
          </table:table-cell>
          <table:table-cell office:value-type="string" office:string-value="0.001">
            <text:p>0.001</text:p>
          </table:table-cell>
        </table:table-row>
        <table:table-row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2"/>
          <table:table-cell office:value-type="string" office:string-value="X">
            <text:p>X</text:p>
          </table:table-cell>
          <table:table-cell office:value-type="string" office:string-value="X">
            <text:p>X</text:p>
          </table:table-cell>
          <table:table-cell table:number-columns-repeated="1"/>
          <table:table-cell office:value-type="string" office:string-value="0.37769784172661874">
            <text:p>0.37769784172661874</text:p>
          </table:table-cell>
          <table:table-cell office:value-type="string" office:string-value="8427804">
            <text:p>8427804</text:p>
          </table:table-cell>
          <table:table-cell office:value-type="string" office:string-value="7910124">
            <text:p>7910124</text:p>
          </table:table-cell>
          <table:table-cell office:value-type="string" office:string-value="517680">
            <text:p>517680</text:p>
          </table:table-cell>
          <table:table-cell office:value-type="string" office:string-value="0.001">
            <text:p>0.0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